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ist" style:family="table">
      <style:table-properties style:width="17cm" table:align="margins"/>
    </style:style>
    <style:style style:name="List.A" style:family="table-column">
      <style:table-column-properties style:column-width="2.833cm" style:rel-column-width="10921*"/>
    </style:style>
    <style:style style:name="List.C" style:family="table-column">
      <style:table-column-properties style:column-width="2.833cm" style:rel-column-width="10923*"/>
    </style:style>
    <style:style style:name="List.D" style:family="table-column">
      <style:table-column-properties style:column-width="2.833cm" style:rel-column-width="10922*"/>
    </style:style>
    <style:style style:name="List.F" style:family="table-column">
      <style:table-column-properties style:column-width="2.835cm" style:rel-column-width="10926*"/>
    </style:style>
    <style:style style:name="Lis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.F1" style:family="table-cell">
      <style:table-cell-properties fo:padding="0.097cm" fo:border="0.002cm solid #000000"/>
    </style:style>
    <style:style style:name="List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List.B2" style:family="table-cell">
      <style:table-cell-properties fo:padding="0.097cm" fo:border-left="0.002cm solid #000000" fo:border-right="none" fo:border-top="none" fo:border-bottom="0.002cm solid #000000"/>
    </style:style>
    <style:style style:name="List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9b691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09b691" officeooo:paragraph-rsid="0009b691"/>
    </style:style>
    <style:style style:name="P3" style:family="paragraph" style:parent-style-name="Table_20_Contents">
      <style:text-properties officeooo:paragraph-rsid="000df1d7"/>
    </style:style>
    <style:style style:name="P4" style:family="paragraph" style:parent-style-name="Table_20_Contents">
      <style:text-properties officeooo:rsid="000ae3a3" officeooo:paragraph-rsid="000ae3a3"/>
    </style:style>
    <style:style style:name="P5" style:family="paragraph" style:parent-style-name="Table_20_Contents">
      <style:text-properties officeooo:rsid="000c1b27" officeooo:paragraph-rsid="000c1b27"/>
    </style:style>
    <style:style style:name="P6" style:family="paragraph" style:parent-style-name="Table_20_Contents">
      <style:text-properties officeooo:rsid="000df1d7" officeooo:paragraph-rsid="000df1d7"/>
    </style:style>
    <style:style style:name="P7" style:family="paragraph" style:parent-style-name="Table_20_Contents">
      <style:text-properties officeooo:rsid="000eb7fa" officeooo:paragraph-rsid="000eb7fa"/>
    </style:style>
    <style:style style:name="P8" style:family="paragraph" style:parent-style-name="Table_20_Contents">
      <style:text-properties officeooo:paragraph-rsid="0012b84c"/>
    </style:style>
    <style:style style:name="P9" style:family="paragraph" style:parent-style-name="Table_20_Contents">
      <style:text-properties officeooo:rsid="00119920" officeooo:paragraph-rsid="00119920"/>
    </style:style>
    <style:style style:name="P10" style:family="paragraph" style:parent-style-name="Table_20_Contents">
      <style:text-properties officeooo:rsid="00119920" officeooo:paragraph-rsid="00160a20"/>
    </style:style>
    <style:style style:name="P11" style:family="paragraph" style:parent-style-name="Table_20_Contents">
      <style:text-properties officeooo:rsid="0011491b" officeooo:paragraph-rsid="0011491b"/>
    </style:style>
    <style:style style:name="P12" style:family="paragraph" style:parent-style-name="Table_20_Contents">
      <style:text-properties officeooo:rsid="001485f7" officeooo:paragraph-rsid="001485f7"/>
    </style:style>
    <style:style style:name="P13" style:family="paragraph" style:parent-style-name="Table_20_Contents">
      <style:text-properties officeooo:rsid="0014325c" officeooo:paragraph-rsid="0014325c"/>
    </style:style>
    <style:style style:name="P14" style:family="paragraph" style:parent-style-name="Table_20_Contents">
      <style:text-properties officeooo:rsid="0012b84c" officeooo:paragraph-rsid="0012b84c"/>
    </style:style>
    <style:style style:name="P15" style:family="paragraph" style:parent-style-name="Table_20_Contents">
      <style:text-properties officeooo:rsid="00160a20" officeooo:paragraph-rsid="00160a20"/>
    </style:style>
    <style:style style:name="P16" style:family="paragraph" style:parent-style-name="Table_20_Contents">
      <style:text-properties officeooo:rsid="0016aa2a" officeooo:paragraph-rsid="0016aa2a"/>
    </style:style>
    <style:style style:name="P17" style:family="paragraph" style:parent-style-name="Table_20_Contents">
      <style:text-properties officeooo:rsid="000df1d7" officeooo:paragraph-rsid="000df1d7"/>
    </style:style>
    <style:style style:name="P18" style:family="paragraph" style:parent-style-name="Table_20_Contents">
      <style:text-properties officeooo:rsid="000df1d7" officeooo:paragraph-rsid="00174ad6"/>
    </style:style>
    <style:style style:name="T1" style:family="text">
      <style:text-properties officeooo:rsid="0009b691"/>
    </style:style>
    <style:style style:name="T2" style:family="text">
      <style:text-properties officeooo:rsid="000ae3a3"/>
    </style:style>
    <style:style style:name="T3" style:family="text">
      <style:text-properties officeooo:rsid="0012b84c"/>
    </style:style>
    <style:style style:name="T4" style:family="text">
      <style:text-properties officeooo:rsid="001485f7"/>
    </style:style>
    <style:style style:name="T5" style:family="text">
      <style:text-properties officeooo:rsid="00160a20"/>
    </style:style>
    <style:style style:name="T6" style:family="text">
      <style:text-properties officeooo:rsid="00174ad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ameBot 2 – </text:span><text:span text:style-name="T2">Coders </text:span><text:span text:style-name="T1">List</text:span></text:p>
      <text:p text:style-name="P2"/>
      <text:p text:style-name="P2"/>
      <table:table table:name="List" table:style-name="List">
        <table:table-column table:style-name="List.A" table:number-columns-repeated="2"/>
        <table:table-column table:style-name="List.C"/>
        <table:table-column table:style-name="List.D" table:number-columns-repeated="2"/>
        <table:table-column table:style-name="List.F"/>
        <table:table-row>
          <table:table-cell table:style-name="List.A1" office:value-type="string">
            <text:p text:style-name="P4">Number</text:p>
          </table:table-cell>
          <table:table-cell table:style-name="List.A1" office:value-type="string">
            <text:p text:style-name="P4">Team Members</text:p>
          </table:table-cell>
          <table:table-cell table:style-name="List.A1" office:value-type="string">
            <text:p text:style-name="P4">TN ID</text:p>
          </table:table-cell>
          <table:table-cell table:style-name="List.A1" office:value-type="string">
            <text:p text:style-name="P4">College Name</text:p>
          </table:table-cell>
          <table:table-cell table:style-name="List.A1" office:value-type="string">
            <text:p text:style-name="P4">Phone Number</text:p>
          </table:table-cell>
          <table:table-cell table:style-name="List.F1" office:value-type="string">
            <text:p text:style-name="P4">Email ID</text:p>
          </table:table-cell>
        </table:table-row>
        <table:table-row>
          <table:table-cell table:style-name="List.A2" office:value-type="float" office:value="1">
            <text:p text:style-name="P4">1</text:p>
          </table:table-cell>
          <table:table-cell table:style-name="List.B2" office:value-type="string">
            <text:p text:style-name="P4">Sudhindra</text:p>
          </table:table-cell>
          <table:table-cell table:style-name="List.B2" office:value-type="string">
            <text:p text:style-name="P4">TN 12 - Q38</text:p>
          </table:table-cell>
          <table:table-cell table:style-name="List.B2" office:value-type="string">
            <text:p text:style-name="P9">Sahyadri</text:p>
          </table:table-cell>
          <table:table-cell table:style-name="List.A2" office:value-type="float" office:value="8147108690">
            <text:p text:style-name="P4">8147108690</text:p>
          </table:table-cell>
          <table:table-cell table:style-name="List.F2" office:value-type="string">
            <text:p text:style-name="P9">onlinesudhi@yahoo.co.in</text:p>
          </table:table-cell>
        </table:table-row>
        <table:table-row>
          <table:table-cell table:style-name="List.A2" office:value-type="float" office:value="2">
            <text:p text:style-name="P4">2</text:p>
          </table:table-cell>
          <table:table-cell table:style-name="List.B2" office:value-type="string">
            <text:p text:style-name="P4">Abhishek V</text:p>
            <text:p text:style-name="P4">Sandesh N Mendon</text:p>
          </table:table-cell>
          <table:table-cell table:style-name="List.B2" office:value-type="string">
            <text:p text:style-name="P4">TN 12 - M73</text:p>
            <text:p text:style-name="P4">TN 12 - I10</text:p>
          </table:table-cell>
          <table:table-cell table:style-name="List.B2" office:value-type="string">
            <text:p text:style-name="P4">NMAMIT</text:p>
            <text:p text:style-name="P4">NMAMIT</text:p>
          </table:table-cell>
          <table:table-cell table:style-name="List.B2" office:value-type="string">
            <text:p text:style-name="Table_20_Contents">9964899041</text:p>
            <text:p text:style-name="Table_20_Contents">9964939701</text:p>
          </table:table-cell>
          <table:table-cell table:style-name="List.F2" office:value-type="string">
            <text:p text:style-name="P4">avabhishek2@gmail.com</text:p>
          </table:table-cell>
        </table:table-row>
        <table:table-row>
          <table:table-cell table:style-name="List.A2" office:value-type="float" office:value="3">
            <text:p text:style-name="P4">3</text:p>
          </table:table-cell>
          <table:table-cell table:style-name="List.B2" office:value-type="string">
            <text:p text:style-name="Table_20_Contents">Anisha Bhat</text:p>
            <text:p text:style-name="Table_20_Contents">Anitha L P</text:p>
          </table:table-cell>
          <table:table-cell table:style-name="List.B2" office:value-type="string">
            <text:p text:style-name="P11">TN 12 – F61</text:p>
            <text:p text:style-name="P11">TN 12 - C90</text:p>
          </table:table-cell>
          <table:table-cell table:style-name="List.B2" office:value-type="string">
            <text:p text:style-name="P11">NMAMIT</text:p>
            <text:p text:style-name="P11">NMAMIT</text:p>
          </table:table-cell>
          <table:table-cell table:style-name="List.A2" office:value-type="float" office:value="96321161910">
            <text:p text:style-name="Table_20_Contents">96321161910</text:p>
          </table:table-cell>
          <table:table-cell table:style-name="List.F2" office:value-type="string">
            <text:p text:style-name="P4">anishabhat.93@gmail.com</text:p>
          </table:table-cell>
        </table:table-row>
        <table:table-row>
          <table:table-cell table:style-name="List.A2" office:value-type="float" office:value="4">
            <text:p text:style-name="P4">4</text:p>
          </table:table-cell>
          <table:table-cell table:style-name="List.B2" office:value-type="string">
            <text:p text:style-name="P4">Gururaj Rao</text:p>
            <text:p text:style-name="P4">Anirudh Udupa G</text:p>
          </table:table-cell>
          <table:table-cell table:style-name="List.B2" office:value-type="string">
            <text:p text:style-name="P4">TN 12 – C66</text:p>
            <text:p text:style-name="P4">TN 12 – C67</text:p>
          </table:table-cell>
          <table:table-cell table:style-name="List.B2" office:value-type="string">
            <text:p text:style-name="P4">NMAMIT</text:p>
            <text:p text:style-name="P4">NMAMIT</text:p>
          </table:table-cell>
          <table:table-cell table:style-name="List.B2" office:value-type="string">
            <text:p text:style-name="P4">7259471216</text:p>
            <text:p text:style-name="P4">9916846708</text:p>
          </table:table-cell>
          <table:table-cell table:style-name="List.F2" office:value-type="string">
            <text:p text:style-name="P11">gururajraop@gmail.com</text:p>
            <text:p text:style-name="P4">anirudh2292@gmail.com</text:p>
          </table:table-cell>
        </table:table-row>
        <table:table-row>
          <table:table-cell table:style-name="List.A2" office:value-type="float" office:value="5">
            <text:p text:style-name="P5">5</text:p>
          </table:table-cell>
          <table:table-cell table:style-name="List.B2" office:value-type="string">
            <text:p text:style-name="P5">Ankitha Damodara</text:p>
            <text:p text:style-name="P6">Melissa</text:p>
          </table:table-cell>
          <table:table-cell table:style-name="List.B2" office:value-type="string">
            <text:p text:style-name="P6">TN 12 - E113</text:p>
          </table:table-cell>
          <table:table-cell table:style-name="List.B2" office:value-type="string">
            <text:p text:style-name="P6">NMAMIT</text:p>
            <text:p text:style-name="P6">NMAMIT</text:p>
          </table:table-cell>
          <table:table-cell table:style-name="List.B2" office:value-type="string">
            <text:p text:style-name="P6">9743438546</text:p>
            <text:p text:style-name="P6">9901724171</text:p>
          </table:table-cell>
          <table:table-cell table:style-name="List.F2" office:value-type="string">
            <text:p text:style-name="P6">ankithads@yahoo.co.in</text:p>
          </table:table-cell>
        </table:table-row>
        <table:table-row>
          <table:table-cell table:style-name="List.A2" office:value-type="float" office:value="6">
            <text:p text:style-name="P6">6</text:p>
          </table:table-cell>
          <table:table-cell table:style-name="List.B2" office:value-type="string">
            <text:p text:style-name="P6">Sumanth Kamath</text:p>
            <text:p text:style-name="P18"><text:span text:style-name="T6">Vineeth</text:span></text:p>
          </table:table-cell>
          <table:table-cell table:style-name="List.B2" office:value-type="string">
            <text:p text:style-name="Table_20_Contents"/>
          </table:table-cell>
          <table:table-cell table:style-name="List.B2" office:value-type="string">
            <text:p text:style-name="P6">NMAMIT</text:p>
          </table:table-cell>
          <table:table-cell table:style-name="List.A2" office:value-type="float" office:value="9738624664">
            <text:p text:style-name="P6">9738624664</text:p>
          </table:table-cell>
          <table:table-cell table:style-name="List.F2" office:value-type="string">
            <text:p text:style-name="P6">sumanthisking@gmail.com</text:p>
          </table:table-cell>
        </table:table-row>
        <table:table-row>
          <table:table-cell table:style-name="List.A2" office:value-type="float" office:value="7">
            <text:p text:style-name="P6">7</text:p>
          </table:table-cell>
          <table:table-cell table:style-name="List.B2" office:value-type="string">
            <text:p text:style-name="P6">Himani</text:p>
            <text:p text:style-name="P18"><text:span text:style-name="T6">Rosita</text:span></text:p>
          </table:table-cell>
          <table:table-cell table:style-name="List.B2" office:value-type="string">
            <text:p text:style-name="P12">TN 12 - D84</text:p>
          </table:table-cell>
          <table:table-cell table:style-name="List.B2" office:value-type="string">
            <text:p text:style-name="P6">NMAMIT</text:p>
          </table:table-cell>
          <table:table-cell table:style-name="List.A2" office:value-type="float" office:value="8904817678">
            <text:p text:style-name="P6">8904817678</text:p>
          </table:table-cell>
          <table:table-cell table:style-name="List.F2" office:value-type="string">
            <text:p text:style-name="Table_20_Contents">himani.lotia@gmail.com</text:p>
          </table:table-cell>
        </table:table-row>
        <table:table-row>
          <table:table-cell table:style-name="List.A2" office:value-type="float" office:value="8">
            <text:p text:style-name="P6">8</text:p>
          </table:table-cell>
          <table:table-cell table:style-name="List.B2" office:value-type="string">
            <text:p text:style-name="P6">Jane</text:p>
          </table:table-cell>
          <table:table-cell table:style-name="List.B2" office:value-type="string">
            <text:p text:style-name="Table_20_Contents"/>
          </table:table-cell>
          <table:table-cell table:style-name="List.B2" office:value-type="string">
            <text:p text:style-name="P6">NMAMIT</text:p>
          </table:table-cell>
          <table:table-cell table:style-name="List.A2" office:value-type="float" office:value="9008664326">
            <text:p text:style-name="P6">9008664326</text:p>
          </table:table-cell>
          <table:table-cell table:style-name="List.F2" office:value-type="string">
            <text:p text:style-name="Table_20_Contents"/>
          </table:table-cell>
        </table:table-row>
        <table:table-row>
          <table:table-cell table:style-name="List.A2" office:value-type="float" office:value="9">
            <text:p text:style-name="P6">9</text:p>
          </table:table-cell>
          <table:table-cell table:style-name="List.B2" office:value-type="string">
            <text:p text:style-name="P6">Sandesh</text:p>
          </table:table-cell>
          <table:table-cell table:style-name="List.B2" office:value-type="string">
            <text:p text:style-name="P16">TN-12-M49</text:p>
          </table:table-cell>
          <table:table-cell table:style-name="List.B2" office:value-type="string">
            <text:p text:style-name="P6">NMAMIT</text:p>
          </table:table-cell>
          <table:table-cell table:style-name="List.A2" office:value-type="float" office:value="8105654775">
            <text:p text:style-name="P6">8105654775</text:p>
          </table:table-cell>
          <table:table-cell table:style-name="List.F2" office:value-type="string">
            <text:p text:style-name="Table_20_Contents"/>
          </table:table-cell>
        </table:table-row>
        <table:table-row>
          <table:table-cell table:style-name="List.A2" office:value-type="float" office:value="10">
            <text:p text:style-name="P7">10</text:p>
          </table:table-cell>
          <table:table-cell table:style-name="List.B2" office:value-type="string">
            <text:p text:style-name="P7">Shyam</text:p>
          </table:table-cell>
          <table:table-cell table:style-name="List.B2" office:value-type="string">
            <text:p text:style-name="Table_20_Contents"/>
          </table:table-cell>
          <table:table-cell table:style-name="List.B2" office:value-type="string">
            <text:p text:style-name="P7">NMAMIT</text:p>
          </table:table-cell>
          <table:table-cell table:style-name="List.A2" office:value-type="float" office:value="8762161581">
            <text:p text:style-name="P13">8762161581</text:p>
          </table:table-cell>
          <table:table-cell table:style-name="List.F2" office:value-type="string">
            <text:p text:style-name="Table_20_Contents"/>
          </table:table-cell>
        </table:table-row>
        <table:table-row>
          <table:table-cell table:style-name="List.A2" office:value-type="float" office:value="11">
            <text:p text:style-name="P9">11</text:p>
          </table:table-cell>
          <table:table-cell table:style-name="List.B2" office:value-type="string">
            <text:p text:style-name="P10">Ajith <text:span text:style-name="T5">Kumar K</text:span></text:p>
            <text:p text:style-name="P15">Ashwin Karanth</text:p>
          </table:table-cell>
          <table:table-cell table:style-name="List.B2" office:value-type="string">
            <text:p text:style-name="P15">TN 12 - C68</text:p>
          </table:table-cell>
          <table:table-cell table:style-name="List.B2" office:value-type="string">
            <text:p text:style-name="P9">NMAMIT</text:p>
          </table:table-cell>
          <table:table-cell table:style-name="List.A2" office:value-type="float" office:value="9743494092">
            <text:p text:style-name="P9">9743494092</text:p>
          </table:table-cell>
          <table:table-cell table:style-name="List.F2" office:value-type="string">
            <text:p text:style-name="Table_20_Contents"/>
          </table:table-cell>
        </table:table-row>
        <table:table-row>
          <table:table-cell table:style-name="List.B2" office:value-type="string">
            <text:p text:style-name="P8"><text:span text:style-name="T3">1</text:span><text:span text:style-name="T4">2</text:span></text:p>
          </table:table-cell>
          <table:table-cell table:style-name="List.B2" office:value-type="string">
            <text:p text:style-name="P14">Shruthi</text:p>
          </table:table-cell>
          <table:table-cell table:style-name="List.B2" office:value-type="string">
            <text:p text:style-name="Table_20_Contents"/>
          </table:table-cell>
          <table:table-cell table:style-name="List.B2" office:value-type="string">
            <text:p text:style-name="P14">NMAMIT</text:p>
          </table:table-cell>
          <table:table-cell table:style-name="List.A2" office:value-type="float" office:value="9632592336">
            <text:p text:style-name="P14">9632592336</text:p>
          </table:table-cell>
          <table:table-cell table:style-name="List.F2" office:value-type="string">
            <text:p text:style-name="Table_20_Contents"/>
          </table:table-cell>
        </table:table-row>
        <table:table-row>
          <table:table-cell table:style-name="List.A2">
            <text:p text:style-name="P3"/>
          </table:table-cell>
          <table:table-cell table:style-name="List.B2" office:value-type="string">
            <text:p text:style-name="P3"/>
          </table:table-cell>
          <table:table-cell table:style-name="List.B2" office:value-type="string">
            <text:p text:style-name="Table_20_Contents"/>
          </table:table-cell>
          <table:table-cell table:style-name="List.B2" office:value-type="string">
            <text:p text:style-name="P3"/>
          </table:table-cell>
          <table:table-cell table:style-name="List.B2" office:value-type="string">
            <text:p text:style-name="Table_20_Contents"/>
          </table:table-cell>
          <table:table-cell table:style-name="List.F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thin </meta:initial-creator>
    <meta:creation-date>2012-10-28T10:04:09</meta:creation-date>
    <dc:date>2012-10-30T14:30:02</dc:date>
    <dc:creator>Nithin </dc:creator>
    <meta:editing-duration>PT06H03M37S</meta:editing-duration>
    <meta:editing-cycles>10</meta:editing-cycles>
    <meta:generator>OpenOffice.org/3.2$Linux OpenOffice.org_project/320m19$Build-9505</meta:generator>
    <meta:document-statistic meta:table-count="1" meta:image-count="0" meta:object-count="0" meta:page-count="1" meta:paragraph-count="88" meta:word-count="141" meta:character-count="825"/>
  </office:meta>
</office:document-meta>
</file>